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7000001CF0A7E1366C8B71A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45in" svg:y="-0.0398in" svg:width="6.6929in" svg:height="3.7654in" draw:z-index="0"><draw:image xlink:href="Pictures/1000020100000337000001CF0A7E1366C8B71A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9:49:24.238913087</meta:creation-date>
    <dc:date>2020-10-14T17:12:32.068969217</dc:date>
    <meta:editing-duration>PT7H12M5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